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9_01-32-08_000.jpg</text:p>
          </table:table-cell>
          <table:table-cell table:style-name="ce12" office:value-type="string">
            <text:p>:m #*# RES / JVEMV6 64#114_hirata_-- / 『霊の御柱』（たまのみはしら） 著者=平田篤胤,校注=~ / p.26 / w=俗に[よ；云初つる[いひそめ；配むとて[あて；漫説[みだりこと；角凝魂命[つぬごりむすびのみこと；弥々益々[いよいよますます；爾に[ここ；事依矣[ことよさしたまひき,topic=読み方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#*# RES / JVEMV6 64#114_hirata_-- / 『霊の御柱』（たまのみはしら） 著者=平田篤胤,校注=~ / p.26 / w=俗に[よ；云初つる[いひそめ；配むとて[あて；漫説[みだりこと；角凝魂命[つぬごりむすびのみこと；弥々益々[いよいよますます；爾に[ここ；事依矣[ことよさしたまひき,topic=読み方 ">
            <text:p>:m #*# RES / JVEMV6 64#114_hirata_-- / 『霊の御柱』（たまのみはしら） 著者=平田篤胤,校注=~ / p.26 / w=俗に[よ；云初つる[いひそめ；配むとて[あて；漫説[みだりこと；角凝魂命[つぬごりむすびのみこと；弥々益々[いよいよますます；爾に[ここ；事依矣[ことよさしたまひき,topic=読み方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9_02-28-3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9_10-14-49_000.jpg</text:p>
          </table:table-cell>
          <table:table-cell table:style-name="ce19" office:value-type="string">
            <text:p>:m :lets / action activity / やること / genre=医学：薬草 / content=消毒の薬草。調べ＋使用（実際に） || :tome/ (lang=ja) / topic=神に祈ること / content=神への祈り。内容：自分の心の中に、生きる意味が満ちるように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lets / action activity / やること / genre=医学：薬草 / content=消毒の薬草。調べ＋使用（実際に） || :tome/ (lang=ja) / topic=神に祈ること / content=神への祈り。内容：自分の心の中に、生きる意味が満ちるように">
            <text:p>:m :lets / action activity / やること / genre=医学：薬草 / content=消毒の薬草。調べ＋使用（実際に） || :tome/ (lang=ja) / topic=神に祈ること / content=神への祈り。内容：自分の心の中に、生きる意味が満ちるように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9_10-14-57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9_11-46-23_000.jpg</text:p>
          </table:table-cell>
          <table:table-cell table:style-name="ce19" office:value-type="string">
            <text:p>:m #*# RES / JVEMV6 64#140-7.1 / 『和田村常夜燈寄進浄瑠璃行着書控他』 / w=無住ニ而～相似寄候 / p.~ / 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#*# RES / JVEMV6 64#140-7.1 / 『和田村常夜燈寄進浄瑠璃行着書控他』 / w=無住ニ而～相似寄候 / p.~ / topic=~,other=~">
            <text:p>:m #*# RES / JVEMV6 64#140-7.1 / 『和田村常夜燈寄進浄瑠璃行着書控他』 / w=無住ニ而～相似寄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9_12-17-43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9_15-15-16_000.jpg</text:p>
          </table:table-cell>
          <table:table-cell table:style-name="ce9" office:value-type="string">
            <text:p>:m RES 1*2 / free# JVEMV6 68#_141:1 / 68. theoretical-physics(tp) / w=~,topics=一致定理(?)(eman),other=orig+;q+:(a+bi)^(-1);q+:i^(-1);,s=~,i=~,doc=r-9-1~7#1.2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68#_141:1 / 68. theoretical-physics(tp) / w=~,topics=一致定理(?)(eman),other=orig+;q+:(a+bi)^(-1);q+:i^(-1);,s=~,i=~,doc=r-9-1~7#1.2">
            <text:p>:m RES 1*2 / free# JVEMV6 68#_141:1 / 68. theoretical-physics(tp) / w=~,topics=一致定理(?)(eman),other=orig+;q+:(a+bi)^(-1);q+:i^(-1);,s=~,i=~,doc=r-9-1~7#1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9_15-15-59_000.jpg</text:p>
          </table:table-cell>
          <table:table-cell table:style-name="ce9" office:value-type="string">
            <text:p>:m RES 2*2 / free# JVEMV6 68#_141:1 / 68. theoretical-physics(tp) / w=~,topics=一致定理(?)(eman),other=calc+,s=~,i=~,doc=r-9-1~7#1.2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68#_141:1 / 68. theoretical-physics(tp) / w=~,topics=一致定理(?)(eman),other=calc+,s=~,i=~,doc=r-9-1~7#1.2">
            <text:p>:m RES 2*2 / free# JVEMV6 68#_141:1 / 68. theoretical-physics(tp) / w=~,topics=一致定理(?)(eman),other=calc+,s=~,i=~,doc=r-9-1~7#1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8_18-13-42_000.mp4</text:p>
          </table:table-cell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8_19-01-58_000.mp4</text:p>
          </table:table-cell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2021/12/30</text:date>, <text:time>00:39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30T00:39:59.16</dc:date>
    <dc:creator>iwabuchi ken</dc:creator>
    <meta:editing-duration>P41DT11H18M5S</meta:editing-duration>
    <meta:editing-cycles>14113</meta:editing-cycles>
    <meta:document-statistic meta:table-count="1" meta:cell-count="450" meta:object-count="0"/>
    <meta:user-defined meta:name="qrichtext">1</meta:user-defined>
  </office:meta>
</office:document-meta>
</file>